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cb4335" draw:marker-start-width="0.279cm" draw:marker-end-width="0.279cm" draw:fill-color="#cb4335" draw:opacity="45%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3cm" svg:stroke-color="#cb4335" draw:marker-start-width="0.279cm" draw:marker-end-width="0.279cm" draw:fill-color="#cb4335" draw:opacity="45%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cb4335" draw:opacity="45%"/>
      <style:paragraph-properties fo:text-align="center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style:style style:name="P4" style:family="paragraph">
      <style:text-properties fo:font-size="16pt" fo:font-weight="bold"/>
    </style:style>
    <style:style style:name="P5" style:family="paragraph">
      <loext:graphic-properties draw:fill="none" draw:fill-color="#ffffff"/>
      <style:text-properties fo:font-size="16pt" fo:font-weight="bold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6cm" svg:height="0.6cm" svg:x="7.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8cm" svg:height="0.878cm" svg:x="8.4cm" svg:y="2.8cm">
          <draw:text-box>
            <text:p text:style-name="P2">- 75 cm</text:p>
          </draw:text-box>
        </draw:frame>
        <draw:frame draw:style-name="gr2" draw:text-style-name="P5" draw:layer="layout" svg:width="5.8cm" svg:height="1.505cm" svg:x="7.4cm" svg:y="1.2cm">
          <draw:text-box>
            <text:p text:style-name="P4">Anomalie 'heute' ggb. 2002-2012</text:p>
          </draw:text-box>
        </draw:frame>
        <draw:custom-shape draw:style-name="gr3" draw:text-style-name="P1" draw:layer="layout" svg:width="0.6cm" svg:height="0.6cm" svg:x="7.58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8cm" svg:height="0.878cm" svg:x="8.387cm" svg:y="3.8cm">
          <draw:text-box>
            <text:p text:style-name="P2">- 75 cm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ik Heistermann</meta:initial-creator>
    <meta:creation-date>2022-03-01T12:03:57.117766136</meta:creation-date>
    <dc:date>2022-03-01T12:51:13.472805816</dc:date>
    <dc:creator>Maik Heistermann</dc:creator>
    <meta:editing-duration>PT37M6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